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0178"/>
    </style:style>
    <style:style style:name="P2" style:family="paragraph" style:parent-style-name="Standard">
      <style:text-properties officeooo:paragraph-rsid="00090178"/>
    </style:style>
    <style:style style:name="P3" style:family="paragraph" style:parent-style-name="Standard">
      <style:text-properties officeooo:rsid="000b14d9" officeooo:paragraph-rsid="000a1a4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a1a4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b14d9" officeooo:paragraph-rsid="000a1a4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0a1a4e" style:font-size-asian="10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0b14d9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te Wong Jackson</text:p>
      <text:p text:style-name="P1">## System Test StableNotSepsisNotInfection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4M” when the “Enter patientID” dialog pops up</text:p>
      <text:p text:style-name="P1"/>
      <text:p text:style-name="P1">The app should now display the message dialog:” Patient 10000X exists“.</text:p>
      <text:p text:style-name="P1"/>
      <text:p text:style-name="P1">7. Type “N” when prompted for information related to whether or not the patient is pregnant.</text:p>
      <text:p text:style-name="P1">8. Type “N” when prompted for information related to the need for vasopressor support.</text:p>
      <text:p text:style-name="P1">9. Type “120.0” when prompted for the patient’s heart rate.</text:p>
      <text:p text:style-name="P1">10. Type “2.0” when prompted for the patient’s WBC count.</text:p>
      <text:p text:style-name="P1">11. Type “Y” when prompted for information related to whether or not the patient is inpatient.</text:p>
      <text:p text:style-name="P1">12. Type “Y” when prompted for information related to whether or not the patient is responsive.</text:p>
      <text:p text:style-name="P1">13. <text:s/>Type “N” when prompted for information related to whether or not the patient has cardiac arrhythmia.</text:p>
      <text:p text:style-name="P1">14. Type “N” when prompted for information related to whether or not the patient has a decline in baseline mental status.</text:p>
      <text:p text:style-name="P1">15. Type “N” when prompted for information related to whether or not the patient has an infected skin wound.</text:p>
      <text:p text:style-name="P1">16. Type “N” when prompted for information related to whether or not the patient has an infected invasive device.</text:p>
      <text:p text:style-name="P1">17. <text:s/>Type “N” when prompted for information related to whether or not the patient has an infected recent surgical procedure.</text:p>
      <text:p text:style-name="P1">18. <text:s/>Type “N” when prompted for information related to whether or not the patient is immunocompromised.</text:p>
      <text:p text:style-name="P1">19. Type “150.0” when prompted for the patient’s baseline respiratory PaOxy/FaOxy.</text:p>
      <text:p text:style-name="P1">20. Type “500.0” when prompted for the patient’s current respiratory PaOxy/FaOxy.</text:p>
      <text:p text:style-name="P1">21. Type “18.0” when prompted for the patient’s baseline coagulation platelets.</text:p>
      <text:p text:style-name="P1">22. Type “18.0” when prompted for the patient’s current coagulation platelets.</text:p>
      <text:p text:style-name="P1">23. Type “13.0” when prompted for the patient’s baseline use of liver bilirubin.</text:p>
      <text:p text:style-name="P1">24. Type “13.0” when prompted for the patient’s current use of liver bilirubin.</text:p>
      <text:p text:style-name="P1">25. <text:s/>Type “16.0” when prompted for the patient’s baseline use of dopamine.</text:p>
      <text:p text:style-name="P1">26. <text:s/>Type “16.0” when prompted for the patient’s current use of dopamine.</text:p>
      <text:p text:style-name="P1">27. Type “N” when prompted for information related to whether or not the patient had used any dobutamine yesterday.</text:p>
      <text:p text:style-name="P1">28. Type “N” when prompted for information related to whether or not the patient had used any dobutamine recently.</text:p>
      <text:p text:style-name="P1">29. Type “.2” when prompted for the patient’s baseline use of epinephrine.</text:p>
      <text:p text:style-name="P1">30. Type “.2” when prompted for the patient’s current use of epinephrine.</text:p>
      <text:p text:style-name="P1">31. Type “.2” when prompted for the patient’s baseline use of norepinephrine.</text:p>
      <text:p text:style-name="P1">32. Type “.2” when prompted for the patient’s current use of norepinephrine.</text:p>
      <text:p text:style-name="P1">33. Type “5” when prompted for the patient’s baseline Glasgow coma scale.</text:p>
      <text:p text:style-name="P1">34. Type “5” when prompted for the patient’s current Glasgow coma scale.</text:p>
      <text:p text:style-name="P1"/>
      <text:p text:style-name="P1"/>
      <text:p text:style-name="P3"><text:soft-page-break/>After running the program, the console should display the information, follow this format. </text:p>
      <text:p text:style-name="P3"/>
      <text:p text:style-name="P3"><text:span text:style-name="T1"><text:s text:c="2"/>Time Reported: </text:span></text:p>
      <text:p text:style-name="P4"><text:span text:style-name="T1"><text:s text:c="2"/>PatientID: </text:span></text:p>
      <text:p text:style-name="P4"><text:span text:style-name="T1"><text:s text:c="2"/>Patient Name: </text:span></text:p>
      <text:p text:style-name="P4"><text:span text:style-name="T1"><text:s text:c="2"/>Age: </text:span></text:p>
      <text:p text:style-name="P4"><text:span text:style-name="T1"><text:s text:c="2"/>Location: </text:span></text:p>
      <text:p text:style-name="P4"><text:span text:style-name="T1"><text:s text:c="2"/>Body Temperature: </text:span></text:p>
      <text:p text:style-name="P4"><text:span text:style-name="T1"><text:s text:c="2"/>Heart Rate:</text:span></text:p>
      <text:p text:style-name="P4"><text:span text:style-name="T1"><text:s text:c="2"/>Respiratory Rate: </text:span></text:p>
      <text:p text:style-name="P4"><text:span text:style-name="T1"/></text:p>
      <text:p text:style-name="P5"><text:span text:style-name="T1">(Sepsis Determination)</text:span></text:p>
      <text:p text:style-name="P5"><text:span text:style-name="T1"/></text:p>
      <text:p text:style-name="P4"><text:span text:style-name="T2">(Time Stamp): </text:span><text:span text:style-name="T1">Infection Invasive Device:</text:span></text:p>
      <text:p text:style-name="P4"><text:span text:style-name="T2">(Time Stamp): </text:span><text:span text:style-name="T1">Infection Skin Wound:</text:span></text:p>
      <text:p text:style-name="P4"><text:span text:style-name="T2">(Time Stamp): </text:span><text:span text:style-name="T1">Is responsive: </text:span></text:p>
      <text:p text:style-name="P4"><text:span text:style-name="T2">(Time Stamp): </text:span><text:span text:style-name="T1">Infection Recent Surgical Procedure: </text:span></text:p>
      <text:p text:style-name="P4"><text:span text:style-name="T2">(Time Stamp): </text:span><text:span text:style-name="T1">Current Dopamine: </text:span></text:p>
      <text:p text:style-name="P4"><text:span text:style-name="T2">(Time Stamp): </text:span><text:span text:style-name="T1">Current Epinephrine: </text:span></text:p>
      <text:p text:style-name="P4"><text:span text:style-name="T2">(Time Stamp)</text:span><text:span text:style-name="T1">: Need For Vasopressor Support: </text:span></text:p>
      <text:p text:style-name="P4"><text:span text:style-name="T2">(Time Stamp)</text:span><text:span text:style-name="T1">: Is Pregnant: </text:span></text:p>
      <text:p text:style-name="P4"><text:span text:style-name="T2">(Time Stamp)</text:span><text:span text:style-name="T1">: Decline in baseline mental status: </text:span></text:p>
      <text:p text:style-name="P4"><text:span text:style-name="T2">(Time Stamp)</text:span><text:span text:style-name="T1">: Current Glasgow Coma Scale: </text:span></text:p>
      <text:p text:style-name="P4"><text:span text:style-name="T2">(Time Stamp)</text:span><text:span text:style-name="T1">: Current Respiratory PaOxy/FiOxy: </text:span></text:p>
      <text:p text:style-name="P4"><text:span text:style-name="T2">(Time Stamp)</text:span><text:span text:style-name="T1">: Cardiac arrhythmia: </text:span></text:p>
      <text:p text:style-name="P4"><text:span text:style-name="T2">(Time Stamp)</text:span><text:span text:style-name="T1">: is Immunocompromised: </text:span></text:p>
      <text:p text:style-name="P4"><text:span text:style-name="T2">(Time Stamp)</text:span><text:span text:style-name="T1">: Is Inpatient Status: </text:span></text:p>
      <text:p text:style-name="P4"><text:span text:style-name="T2">(Time Stamp)</text:span><text:span text:style-name="T1">: Using Any Doputamine Currently: </text:span></text:p>
      <text:p text:style-name="P4"><text:span text:style-name="T2">(Time Stamp)</text:span><text:span text:style-name="T1">: Current Norepinephrine: </text:span></text:p>
      <text:p text:style-name="P6"/>
      <text:p text:style-name="P4"><text:span text:style-name="T2">(Time Stamp)</text:span><text:span text:style-name="T1">: Baseline Dopamine: </text:span></text:p>
      <text:p text:style-name="P4"><text:span text:style-name="T2">(Time Stamp)</text:span><text:span text:style-name="T1">: Using Any Doputamine Baseline: </text:span></text:p>
      <text:p text:style-name="P4"><text:span text:style-name="T2">(Time Stamp)</text:span><text:span text:style-name="T1">: Baseline Respiratory PaOxy/FiOxy: </text:span></text:p>
      <text:p text:style-name="P4"><text:span text:style-name="T2">(Time Stamp)</text:span><text:span text:style-name="T1">: Baseline Epinephrine: </text:span></text:p>
      <text:p text:style-name="P4"><text:span text:style-name="T2">(Time Stamp)</text:span><text:span text:style-name="T1">: Baseline Norepinephrine: </text:span></text:p>
      <text:p text:style-name="P3"><text:span text:style-name="T1">(Time Stamp): Baseline Glasgow Coma Scale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12:10.874780632</meta:creation-date>
    <dc:date>2020-11-18T12:08:57.055420051</dc:date>
    <meta:editing-duration>PT3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69" meta:word-count="622" meta:character-count="4103" meta:non-whitespace-character-count="3495"/>
  </office:meta>
</office:document-meta>
</file>